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37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2681in"/>
    </style:style>
    <style:style style:name="co4" style:family="table-column">
      <style:table-column-properties fo:break-before="auto" style:column-width="1.2071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2193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0.7457in"/>
    </style:style>
    <style:style style:name="co9" style:family="table-column">
      <style:table-column-properties fo:break-before="auto" style:column-width="0.6484in"/>
    </style:style>
    <style:style style:name="co10" style:family="table-column">
      <style:table-column-properties fo:break-before="auto" style:column-width="0.7335in"/>
    </style:style>
    <style:style style:name="co11" style:family="table-column">
      <style:table-column-properties fo:break-before="auto" style:column-width="0.8063in"/>
    </style:style>
    <style:style style:name="co12" style:family="table-column">
      <style:table-column-properties fo:break-before="auto" style:column-width="0.5516in"/>
    </style:style>
    <style:style style:name="co13" style:family="table-column">
      <style:table-column-properties fo:break-before="auto" style:column-width="0.7819in"/>
    </style:style>
    <style:style style:name="co14" style:family="table-column">
      <style:table-column-properties fo:break-before="auto" style:column-width="1.1339in"/>
    </style:style>
    <style:style style:name="co15" style:family="table-column">
      <style:table-column-properties fo:break-before="auto" style:column-width="0.8673in"/>
    </style:style>
    <style:style style:name="co16" style:family="table-column">
      <style:table-column-properties fo:break-before="auto" style:column-width="1.3528in"/>
    </style:style>
    <style:style style:name="co17" style:family="table-column">
      <style:table-column-properties fo:break-before="auto" style:column-width="1.2555in"/>
    </style:style>
    <style:style style:name="co18" style:family="table-column">
      <style:table-column-properties fo:break-before="auto" style:column-width="0.928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4783in"/>
    </style:style>
    <style:style style:name="co21" style:family="table-column">
      <style:table-column-properties fo:break-before="auto" style:column-width="1.3283in"/>
    </style:style>
    <style:style style:name="co22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0.5638in"/>
    </style:style>
    <style:style style:name="co2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6" style:family="table-cell" style:parent-style-name="Default">
      <style:map style:condition="is-true-formula([Feuille1.C23]=0)" style:apply-style-name="Cellule_20_grisée" style:base-cell-address="Feuille1.E23"/>
    </style:style>
    <style:style style:name="ce7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8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9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0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1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2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3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4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16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7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8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9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69])" table:allow-empty-cell="true" table:display-list="unsorted" table:base-cell-address="Feuille1.X21"/>
        <table:content-validation table:name="val7" table:condition="of:cell-content-is-in-list([$Feuille1.$A$25:.$A$69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2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number-columns-repeated="996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96"/>
        </table:table-row>
        <table:table-row table:style-name="ro2">
          <table:table-cell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ositionV</text:p>
          </table:table-cell>
          <table:table-cell office:value-type="string">
            <text:p>greater</text:p>
          </table:table-cell>
          <table:table-cell office:value-type="float" office:value="170">
            <text:p>170</text:p>
          </table:table-cell>
          <table:table-cell office:value-type="string">
            <text:p>phase02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office:value-type="string">
            <text:p>fireball_slalom1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office:value-type="string">
            <text:p>fireball_slalom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face_targe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esser</text:p>
          </table:table-cell>
          <table:table-cell office:value-type="float" office:value="99">
            <text:p>99</text:p>
          </table:table-cell>
          <table:table-cell office:value-type="string">
            <text:p>phase03</text:p>
          </table:table-cell>
          <table:table-cell office:value-type="float" office:value="0">
            <text:p>0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_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haseClock</text:p>
          </table:table-cell>
          <table:table-cell office:value-type="string">
            <text:p>greater</text:p>
          </table:table-cell>
          <table:table-cell office:value-type="float" office:value="2">
            <text:p>2</text:p>
          </table:table-cell>
          <table:table-cell office:value-type="string">
            <text:p>phase04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ositionV</text:p>
          </table:table-cell>
          <table:table-cell office:value-type="string">
            <text:p>lesser</text:p>
          </table:table-cell>
          <table:table-cell office:value-type="float" office:value="100">
            <text:p>100</text:p>
          </table:table-cell>
          <table:table-cell office:value-type="string">
            <text:p>phase02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5</text:p>
          </table:table-cell>
          <table:table-cell office:value-type="float" office:value="200">
            <text:p>2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content-validation-name="val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laser_360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70">
            <text:p>-70</text:p>
          </table:table-cell>
          <table:table-cell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450">
            <text:p>450</text:p>
          </table:table-cell>
          <table:table-cell office:value-type="string">
            <text:p>KatyushaWaiting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90">
            <text:p>-90</text:p>
          </table:table-cell>
          <table:table-cell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380">
            <text:p>380</text:p>
          </table:table-cell>
          <table:table-cell office:value-type="string">
            <text:p>LSuhkoiPhase1</text:p>
          </table:table-cell>
          <table:table-cell office:value-type="string">
            <text:p>wakeU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SuhkoiPhase1</text:p>
          </table:table-cell>
          <table:table-cell table:number-columns-repeated="996"/>
        </table:table-row>
        <table:table-row table:style-name="ro2">
          <table:table-cell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60">
            <text:p>-60</text:p>
          </table:table-cell>
          <table:table-cell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520">
            <text:p>520</text:p>
          </table:table-cell>
          <table:table-cell office:value-type="string">
            <text:p>RSuhkoiPhase1</text:p>
          </table:table-cell>
          <table:table-cell office:value-type="string">
            <text:p>wakeU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SuhkoiPhase1</text:p>
          </table:table-cell>
          <table:table-cell table:number-columns-repeated="996"/>
        </table:table-row>
        <table:table-row table:style-name="ro2">
          <table:table-cell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scillator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atsuk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SukhoisDeath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scillator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tsukho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SukhoisDeath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table:content-validation-name="val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atyusha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wakeUp</text:p>
          </table:table-cell>
          <table:table-cell table:number-columns-repeated="2"/>
          <table:table-cell office:value-type="string">
            <text:p>KatyushaWaiting2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wakeUp</text:p>
          </table:table-cell>
          <table:table-cell table:number-columns-repeated="2"/>
          <table:table-cell office:value-type="string">
            <text:p>KatyushaFullLife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_blu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ircle</text:p>
          </table:table-cell>
          <table:table-cell table:number-columns-repeated="2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50">
            <text:p>50</text:p>
          </table:table-cell>
          <table:table-cell office:value-type="string">
            <text:p>KatyushaMidLife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_blue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circle</text:p>
          </table:table-cell>
          <table:table-cell table:number-columns-repeated="2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27"/>
          <table:table-cell table:number-columns-repeated="996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27"/>
          <table:table-cell table:number-columns-repeated="996"/>
        </table:table-row>
        <table:table-row table:style-name="ro2">
          <table:table-cell table:style-name="ce3" office:value-type="string">
            <text:p>V_Alpha1_Entry</text:p>
          </table:table-cell>
          <table:table-cell office:value-type="float" office:value="110">
            <text:p>110</text:p>
          </table:table-cell>
          <table:table-cell office:value-type="string">
            <text:p>V_Alpha1_laser</text:p>
          </table:table-cell>
          <table:table-cell table:style-name="ce5" office:value-type="string">
            <text:p>V_laserS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7"/>
          <table:table-cell table:style-name="ce6"/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3">
          <table:table-cell table:style-name="ce3" office:value-type="string">
            <text:p>V_Alpha2_Entry</text:p>
          </table:table-cell>
          <table:table-cell office:value-type="float" office:value="110">
            <text:p>110</text:p>
          </table:table-cell>
          <table:table-cell office:value-type="string">
            <text:p>V_Alpha2_ball</text:p>
          </table:table-cell>
          <table:table-cell table:style-name="ce5" office:value-type="string">
            <text:p>V_ball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7"/>
          <table:table-cell table:style-name="ce6"/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string">
            <text:p>positionV</text:p>
          </table:table-cell>
          <table:table-cell table:style-name="ce17" table:content-validation-name="val5" office:value-type="string">
            <text:p>greater</text:p>
          </table:table-cell>
          <table:table-cell table:style-name="ce11" office:value-type="float" office:value="250">
            <text:p>250</text:p>
          </table:table-cell>
          <table:table-cell table:style-name="ce18" table:content-validation-name="val6" office:value-type="string">
            <text:p>V_Alpha2_Exit</text:p>
          </table:table-cell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number-columns-repeated="996"/>
        </table:table-row>
        <table:table-row table:style-name="ro3">
          <table:table-cell table:style-name="ce3" office:value-type="string">
            <text:p>V_Alpha2_Exit</text:p>
          </table:table-cell>
          <table:table-cell office:value-type="float" office:value="80">
            <text:p>80</text:p>
          </table:table-cell>
          <table:table-cell office:value-type="string">
            <text:p>V_Alpha2_ball</text:p>
          </table:table-cell>
          <table:table-cell table:style-name="ce5" office:value-type="string">
            <text:p>V_ball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7"/>
          <table:table-cell table:style-name="ce6"/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string">
            <text:p>circle</text:p>
          </table:table-cell>
          <table:table-cell table:style-name="ce10" office:value-type="float" office:value="8">
            <text:p>8</text:p>
          </table:table-cell>
          <table:table-cell table:style-name="ce11"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table:style-name="ce3" office:value-type="string">
            <text:p>V_Beta1_Entry</text:p>
          </table:table-cell>
          <table:table-cell office:value-type="float" office:value="90">
            <text:p>90</text:p>
          </table:table-cell>
          <table:table-cell office:value-type="string">
            <text:p>V_Beta1_missile</text:p>
          </table:table-cell>
          <table:table-cell table:style-name="ce5" office:value-type="string">
            <text:p>V_missile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Beta1_fireball</text:p>
          </table:table-cell>
          <table:table-cell table:style-name="ce7" office:value-type="string">
            <text:p>V_fireball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office:value-type="string">
            <text:p>V_Beta1_backup</text:p>
          </table:table-cell>
          <table:table-cell office:value-type="float" office:value="90">
            <text:p>90</text:p>
          </table:table-cell>
          <table:table-cell office:value-type="string">
            <text:p>V_Beta1_missile</text:p>
          </table:table-cell>
          <table:table-cell table:style-name="ce5" office:value-type="string">
            <text:p>V_missile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Beta1_fireball</text:p>
          </table:table-cell>
          <table:table-cell table:style-name="ce7" office:value-type="string">
            <text:p>V_fireball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string">
            <text:p>oscillator</text:p>
          </table:table-cell>
          <table:table-cell table:style-name="ce10" office:value-type="float" office:value="70">
            <text:p>70</text:p>
          </table:table-cell>
          <table:table-cell table:style-name="ce11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table:style-name="ce3" office:value-type="string">
            <text:p>V_Delta1_Entry</text:p>
          </table:table-cell>
          <table:table-cell office:value-type="float" office:value="50">
            <text:p>50</text:p>
          </table:table-cell>
          <table:table-cell office:value-type="string">
            <text:p>V_Delta1_laser</text:p>
          </table:table-cell>
          <table:table-cell table:style-name="ce5" office:value-type="string">
            <text:p>V_laserXL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Delta1_ball</text:p>
          </table:table-cell>
          <table:table-cell table:style-name="ce7" office:value-type="string">
            <text:p>V_ball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03/20/2015</text:date>, <text:time>19:2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20T19:24:32.23</dc:date>
    <dc:creator>Wister </dc:creator>
    <meta:editing-duration>PT1H12M7S</meta:editing-duration>
    <meta:editing-cycles>32</meta:editing-cycles>
    <meta:document-statistic meta:table-count="1" meta:cell-count="469" meta:object-count="0"/>
  </office:meta>
</office:document-meta>
</file>